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4-03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03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18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07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1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0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15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2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0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1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6-0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0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0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0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4-0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0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0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2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08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04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2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05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04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0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8-0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0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0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2-01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0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0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8-2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8-0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29104421901</text:p>
          </table:table-cell>
          <table:table-cell office:value-type="string" calcext:value-type="string">
            <text:p>2011-05-2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7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936" meta:object-count="0"/>
    <meta:user-defined meta:name="AppVersion">3.0</meta:user-defined>
  </office:meta>
</office:document-meta>
</file>